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Pictures/20000018000006A600000F70E9F4835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2.561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Sabbia_20_vagliata_20_0-4_20_natural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="0.035cm solid #000000"/>
    </style:style>
    <style:style style:name="ce6" style:family="table-cell" style:parent-style-name="Excel_20_Built-in_20_Normal">
      <style:table-cell-properties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9" table:default-cell-style-name="Excel_20_Built-in_20_Normal"/>
        <table:table-row table:style-name="ro1">
          <table:table-cell table:style-name="ce1" office:value-type="string">
            <text:p>Diametro(<text:span text:style-name="T1">µm)</text:span></text:p>
          </table:table-cell>
          <table:table-cell table:style-name="ce1" office:value-type="string">
            <text:p>Trattenuto(g)</text:p>
          </table:table-cell>
          <table:table-cell table:style-name="ce1" office:value-type="string">
            <text:p>Tara(g)</text:p>
          </table:table-cell>
          <table:table-cell table:style-name="ce3" office:value-type="string">
            <text:p>Trattenuto Netto(g)</text:p>
          </table:table-cell>
          <table:table-cell table:style-name="ce3" office:value-type="string">
            <text:p>Trattenuto%</text:p>
          </table:table-cell>
          <table:table-cell table:style-name="ce3" office:value-type="string">
            <text:p><text:s/>Passante(g)</text:p>
          </table:table-cell>
          <table:table-cell table:style-name="ce3" office:value-type="string">
            <text:p>Passante %</text:p>
          </table:table-cell>
          <table:table-cell table:number-columns-repeated="1017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3.1">
            <text:p>3,1</text:p>
          </table:table-cell>
          <table:table-cell office:value-type="float" office:value="2.905">
            <text:p>2,905</text:p>
          </table:table-cell>
          <table:table-cell table:formula="of:=[.B2]-[.C2]" office:value-type="float" office:value="0.195">
            <text:p>0,195</text:p>
          </table:table-cell>
          <table:table-cell table:formula="of:=[.D2]/[.D11]*100" office:value-type="float" office:value="0.0657462195923734">
            <text:p>0,0657462196</text:p>
          </table:table-cell>
          <table:table-cell table:formula="of:=[.D11]-[.D2]" office:value-type="float" office:value="296.4">
            <text:p>296,4</text:p>
          </table:table-cell>
          <table:table-cell table:formula="of:=[.F2]/[.D11]*100" office:value-type="float" office:value="99.9342537804076">
            <text:p>99,9342537804</text:p>
          </table:table-cell>
          <table:table-cell table:number-columns-repeated="1017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36.5">
            <text:p>36,5</text:p>
          </table:table-cell>
          <table:table-cell office:value-type="float" office:value="2.78">
            <text:p>2,78</text:p>
          </table:table-cell>
          <table:table-cell table:formula="of:=[.B3]-[.C3]" office:value-type="float" office:value="33.72">
            <text:p>33,72</text:p>
          </table:table-cell>
          <table:table-cell table:formula="of:=[.D3]/[.D11]*100" office:value-type="float" office:value="11.3690385879735">
            <text:p>11,369038588</text:p>
          </table:table-cell>
          <table:table-cell table:formula="of:=[.F2]-[.D3]" office:value-type="float" office:value="262.68">
            <text:p>262,68</text:p>
          </table:table-cell>
          <table:table-cell table:formula="of:=[.F3]/[.D11]*100" office:value-type="float" office:value="88.5652151924341">
            <text:p>88,5652151924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20.9">
            <text:p>120,9</text:p>
          </table:table-cell>
          <table:table-cell office:value-type="float" office:value="2.4">
            <text:p>2,4</text:p>
          </table:table-cell>
          <table:table-cell table:formula="of:=[.B4]-[.C4]" office:value-type="float" office:value="118.5">
            <text:p>118,5</text:p>
          </table:table-cell>
          <table:table-cell table:formula="of:=[.D4]/[.D11]*100" office:value-type="float" office:value="39.9534719061346">
            <text:p>39,9534719061</text:p>
          </table:table-cell>
          <table:table-cell table:formula="of:=[.F3]-[.D4]" office:value-type="float" office:value="144.18">
            <text:p>144,18</text:p>
          </table:table-cell>
          <table:table-cell table:formula="of:=[.F4]/[.D11]*100" office:value-type="float" office:value="48.6117432862995">
            <text:p>48,6117432863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06.8">
            <text:p>106,8</text:p>
          </table:table-cell>
          <table:table-cell office:value-type="float" office:value="2.85">
            <text:p>2,85</text:p>
          </table:table-cell>
          <table:table-cell table:formula="of:=[.B5]-[.C5]" office:value-type="float" office:value="103.95">
            <text:p>103,95</text:p>
          </table:table-cell>
          <table:table-cell table:formula="of:=[.D5]/[.D11]*100" office:value-type="float" office:value="35.0477924442421">
            <text:p>35,0477924442</text:p>
          </table:table-cell>
          <table:table-cell table:formula="of:=[.F4]-[.D5]" office:value-type="float" office:value="40.2300000000001">
            <text:p>40,23</text:p>
          </table:table-cell>
          <table:table-cell table:formula="of:=[.F5]/[.D11]*100" office:value-type="float" office:value="13.5639508420574">
            <text:p>13,5639508421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32.2">
            <text:p>32,2</text:p>
          </table:table-cell>
          <table:table-cell office:value-type="float" office:value="2.785">
            <text:p>2,785</text:p>
          </table:table-cell>
          <table:table-cell table:formula="of:=[.B6]-[.C6]" office:value-type="float" office:value="29.415">
            <text:p>29,415</text:p>
          </table:table-cell>
          <table:table-cell table:formula="of:=[.D6]/[.D11]*100" office:value-type="float" office:value="9.91756435543418">
            <text:p>9,9175643554</text:p>
          </table:table-cell>
          <table:table-cell table:formula="of:=[.F5]-[.D6]" office:value-type="float" office:value="10.8150000000001">
            <text:p>10,815</text:p>
          </table:table-cell>
          <table:table-cell table:formula="of:=[.F6]/[.D11]*100" office:value-type="float" office:value="3.64638648662319">
            <text:p>3,6463864866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.2">
            <text:p>13,2</text:p>
          </table:table-cell>
          <table:table-cell office:value-type="float" office:value="2.46">
            <text:p>2,46</text:p>
          </table:table-cell>
          <table:table-cell table:formula="of:=[.B7]-[.C7]" office:value-type="float" office:value="10.74">
            <text:p>10,74</text:p>
          </table:table-cell>
          <table:table-cell table:formula="of:=[.D7]/[.D11]*100" office:value-type="float" office:value="3.62109947908764">
            <text:p>3,6210994791</text:p>
          </table:table-cell>
          <table:table-cell table:formula="of:=[.F6]-[.D7]" office:value-type="float" office:value="0.0750000000000597">
            <text:p>0,075</text:p>
          </table:table-cell>
          <table:table-cell table:formula="of:=[.F7]/[.D11]*100" office:value-type="float" office:value="0.0252870075355484">
            <text:p>0,0252870075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.9">
            <text:p>2,9</text:p>
          </table:table-cell>
          <table:table-cell office:value-type="float" office:value="2.875">
            <text:p>2,875</text:p>
          </table:table-cell>
          <table:table-cell table:formula="of:=[.B8]-[.C8]" office:value-type="float" office:value="0.0249999999999999">
            <text:p>0,025</text:p>
          </table:table-cell>
          <table:table-cell table:formula="of:=[.D8]/[.D11]*100" office:value-type="float" office:value="0.00842900251184272">
            <text:p>0,0084290025</text:p>
          </table:table-cell>
          <table:table-cell table:formula="of:=[.F7]-[.D8]" office:value-type="float" office:value="0.0500000000000598">
            <text:p>0,05</text:p>
          </table:table-cell>
          <table:table-cell table:formula="of:=[.F8]/[.D11]*100" office:value-type="float" office:value="0.0168580050237057">
            <text:p>0,016858005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.6">
            <text:p>2,6</text:p>
          </table:table-cell>
          <table:table-cell office:value-type="float" office:value="2.73">
            <text:p>2,73</text:p>
          </table:table-cell>
          <table:table-cell office:value-type="float" office:value="0">
            <text:p>0</text:p>
          </table:table-cell>
          <table:table-cell table:formula="of:=[.D9]/[.D11]*100" office:value-type="float" office:value="0">
            <text:p>0</text:p>
          </table:table-cell>
          <table:table-cell table:formula="of:=[.F8]-[.D9]" office:value-type="float" office:value="0.0500000000000598">
            <text:p>0,05</text:p>
          </table:table-cell>
          <table:table-cell table:formula="of:=[.F9]/[.D11]*100" office:value-type="float" office:value="0.0168580050237057">
            <text:p>0,016858005</text:p>
          </table:table-cell>
          <table:table-cell table:number-columns-repeated="1017"/>
        </table:table-row>
        <table:table-row table:style-name="ro2">
          <table:table-cell office:value-type="string">
            <text:p>F</text:p>
          </table:table-cell>
          <table:table-cell office:value-type="float" office:value="2.8">
            <text:p>2,8</text:p>
          </table:table-cell>
          <table:table-cell office:value-type="float" office:value="2.75">
            <text:p>2,75</text:p>
          </table:table-cell>
          <table:table-cell table:formula="of:=[.B10]-[.C10]" office:value-type="float" office:value="0.0499999999999998">
            <text:p>0,05</text:p>
          </table:table-cell>
          <table:table-cell table:formula="of:=[.D10]/[.D11]*100" office:value-type="float" office:value="0.0168580050236854">
            <text:p>0,016858005</text:p>
          </table:table-cell>
          <table:table-cell table:formula="of:=[.F9]-[.D10]" office:value-type="float" office:value="0.0000000000000599520433297585">
            <text:p>5,99520433297585E-014</text:p>
          </table:table-cell>
          <table:table-cell table:formula="of:=[.F10]/[.D11]*100" office:value-type="float" office:value="0.0000000000000202134369526656">
            <text:p>2,02134369526656E-01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OTALE</text:p>
          </table:table-cell>
          <table:table-cell table:number-columns-repeated="2"/>
          <table:table-cell table:formula="of:=SUM([.D2:.D10])" office:value-type="float" office:value="296.595">
            <text:p>296,595</text:p>
          </table:table-cell>
          <table:table-cell table:formula="of:=SUM([.E2:.E10])" office:value-type="float" office:value="100">
            <text:p>100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>
            <draw:frame table:end-cell-address="Foglio1.H40" table:end-x="1.342cm" table:end-y="0.457cm" draw:z-index="0" draw:style-name="gr1" draw:text-style-name="P1" svg:width="16.01cm" svg:height="8.991cm" svg:x="0.752cm" svg:y="0.354cm">
              <draw:object draw:notify-on-update-of-ranges="Foglio1.A2:Foglio1.A9 Foglio1.G2:Foglio1.G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bbia 210-410 micron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22" table:default-cell-style-name="Excel_20_Built-in_20_Normal"/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>
            <text:p>Diametro(µm)</text:p>
          </table:table-cell>
          <table:table-cell table:style-name="ce6" office:value-type="string">
            <text:p>Passante %</text:p>
          </table:table-cell>
          <table:table-cell table:number-columns-repeated="1022"/>
        </table:table-row>
        <table:table-row table:style-name="ro2">
          <table:table-cell table:style-name="ce5" office:value-type="float" office:value="500">
            <text:p>500</text:p>
          </table:table-cell>
          <table:table-cell table:style-name="ce5">
            <draw:frame table:end-cell-address="'Sabbia 210-410 micron'.B11" table:end-x="2.202cm" table:end-y="0.495cm" draw:z-index="0" draw:name="Immagini 1" draw:style-name="gr2" draw:text-style-name="P1" svg:width="1.701cm" svg:height="3.951cm" svg:x="0.501cm" svg:y="0cm">
              <draw:image xlink:href="Pictures/20000018000006A600000F70E9F48356.svm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style-name="ce5" office:value-type="float" office:value="355">
            <text:p>355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float" office:value="300">
            <text:p>300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float" office:value="250">
            <text:p>250</text:p>
          </table:table-cell>
          <table:table-cell table:style-name="ce5"/>
          <table:table-cell/>
          <table:table-cell table:style-name="ce1"/>
          <table:table-cell table:number-columns-repeated="1020"/>
        </table:table-row>
        <table:table-row table:style-name="ro2">
          <table:table-cell table:style-name="ce5" office:value-type="float" office:value="212">
            <text:p>212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float" office:value="100">
            <text:p>100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float" office:value="80">
            <text:p>80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float" office:value="63">
            <text:p>63</text:p>
          </table:table-cell>
          <table:table-cell table:style-name="ce5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>
            <draw:frame table:end-cell-address="'Sabbia 210-410 micron'.I34" table:end-x="0.614cm" table:end-y="0.186cm" draw:z-index="1" draw:style-name="gr1" draw:text-style-name="P1" svg:width="16.01cm" svg:height="8.991cm" svg:x="0.446cm" svg:y="0.084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ella3" table:target-range-address="'Sabbia 210-410 micron'.A3:'Sabbia 210-410 micron'.B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11.06.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bbia_20_vagliata_20_0-4_20_naturale" style:display-name="PageStyle_Sabbia vagliata 0-4 natura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11:06:28.24</dc:date>
    <meta:generator>OpenOffice/4.0.1$Win32 OpenOffice.org_project/401m5$Build-9714</meta:generator>
    <meta:editing-duration>PT13M41S</meta:editing-duration>
    <meta:editing-cycles>1</meta:editing-cycles>
    <meta:document-statistic meta:table-count="2" meta:cell-count="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it" number:country="I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scatter" chart:style-name="ch1">
        <chart:title svg:x="5.54cm" svg:y="0.315cm" chart:style-name="ch2">
          <text:p>SABBIA 210-410 micron</text:p>
        </chart:title>
        <chart:legend chart:legend-position="end" svg:x="13.053cm" svg:y="4.184cm" style:legend-expansion="high" chart:style-name="ch3"/>
        <chart:plot-area chart:style-name="ch4" table:cell-range-address="Foglio1.A2:Foglio1.A9 Foglio1.G2:Foglio1.G9" svg:x="1.358cm" svg:y="1.631cm" svg:width="11.055cm" svg:height="6.174cm">
          <chartooo:coordinate-region svg:x="2.165cm" svg:y="1.843cm" svg:width="9.968cm" svg:height="5.289cm"/>
          <chart:axis chart:dimension="x" chart:name="primary-x" chart:style-name="ch5">
            <chart:title svg:x="5.769cm" svg:y="7.985cm" chart:style-name="ch6">
              <text:p>Diametro (µm)</text:p>
            </chart:title>
          </chart:axis>
          <chart:axis chart:dimension="y" chart:name="primary-y" chart:style-name="ch5">
            <chart:title svg:x="0.451cm" svg:y="5.767cm" chart:style-name="ch7">
              <text:p>Passante (%)</text:p>
            </chart:title>
            <chart:grid chart:style-name="ch8" chart:class="major"/>
          </chart:axis>
          <chart:series chart:style-name="ch9" chart:values-cell-range-address="Foglio1.G2:Foglio1.G9" chart:class="chart:scatter">
            <chart:domain table:cell-range-address="Foglio1.A2:Foglio1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oglio1.A2:Foglio1.A9</svg:desc>
                </draw:g>
              </table:table-cell>
              <table:table-cell office:value-type="float" office:value="99.9342537804076">
                <text:p>99.9342537804076</text:p>
                <draw:g>
                  <svg:desc>Foglio1.G2:Foglio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">
                <text:p>355</text:p>
              </table:table-cell>
              <table:table-cell office:value-type="float" office:value="88.5652151924341">
                <text:p>88.5652151924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8.6117432862995">
                <text:p>48.6117432862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3.5639508420574">
                <text:p>13.5639508420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">
                <text:p>212</text:p>
              </table:table-cell>
              <table:table-cell office:value-type="float" office:value="3.64638648662319">
                <text:p>3.64638648662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252870075355484">
                <text:p>0.0252870075355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0168580050237057">
                <text:p>0.016858005023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0.0168580050237057">
                <text:p>0.0168580050237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2cm" xlink:href="." xlink:type="simple" chart:class="chart:scatter" chart:style-name="ch1">
        <chart:title svg:x="5.54cm" svg:y="0.315cm" chart:style-name="ch2">
          <text:p>SABBIA 210-410 micron</text:p>
        </chart:title>
        <chart:legend chart:legend-position="end" svg:x="13.053cm" svg:y="4.184cm" style:legend-expansion="high" chart:style-name="ch3"/>
        <chart:plot-area chart:style-name="ch4" chart:data-source-has-labels="both" svg:x="1.358cm" svg:y="1.631cm" svg:width="11.055cm" svg:height="6.174cm">
          <chartooo:coordinate-region svg:x="2.165cm" svg:y="1.843cm" svg:width="9.968cm" svg:height="5.289cm"/>
          <chart:axis chart:dimension="x" chart:name="primary-x" chart:style-name="ch5" chartooo:axis-type="auto">
            <chart:title svg:x="5.769cm" svg:y="7.985cm" chart:style-name="ch6">
              <text:p>Diametro (µm)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5.767cm" chart:style-name="ch7">
              <text:p>Passante (%)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99.9342537804076">
                <text:p>99.93425378040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">
                <text:p>355</text:p>
              </table:table-cell>
              <table:table-cell office:value-type="float" office:value="88.5652151924341">
                <text:p>88.5652151924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8.6117432862995">
                <text:p>48.6117432862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3.5639508420574">
                <text:p>13.5639508420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">
                <text:p>212</text:p>
              </table:table-cell>
              <table:table-cell office:value-type="float" office:value="3.64638648662319">
                <text:p>3.64638648662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252870075355484">
                <text:p>0.0252870075355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0168580050237057">
                <text:p>0.016858005023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0.0168580050237057">
                <text:p>0.01685800502370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